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d5a" officeooo:paragraph-rsid="001a6d5a"/>
    </style:style>
    <style:style style:name="P2" style:family="paragraph" style:parent-style-name="Standard">
      <style:text-properties officeooo:rsid="001c3692" officeooo:paragraph-rsid="001c3692"/>
    </style:style>
    <style:style style:name="P3" style:family="paragraph" style:parent-style-name="Standard">
      <style:text-properties officeooo:rsid="001d3437" officeooo:paragraph-rsid="001d3437"/>
    </style:style>
    <style:style style:name="P4" style:family="paragraph" style:parent-style-name="Standard">
      <style:text-properties officeooo:rsid="001da9ab" officeooo:paragraph-rsid="001da9ab"/>
    </style:style>
    <style:style style:name="P5" style:family="paragraph" style:parent-style-name="Standard">
      <style:text-properties officeooo:rsid="001e9f4f" officeooo:paragraph-rsid="001e9f4f"/>
    </style:style>
    <style:style style:name="P6" style:family="paragraph" style:parent-style-name="Standard">
      <style:text-properties officeooo:rsid="001f1b89" officeooo:paragraph-rsid="001f1b89"/>
    </style:style>
    <style:style style:name="P7" style:family="paragraph" style:parent-style-name="Standard">
      <style:text-properties officeooo:rsid="00205294" officeooo:paragraph-rsid="00205294"/>
    </style:style>
    <style:style style:name="T1" style:family="text">
      <style:text-properties officeooo:rsid="001c3692"/>
    </style:style>
    <style:style style:name="T2" style:family="text">
      <style:text-properties officeooo:rsid="001d3437"/>
    </style:style>
    <style:style style:name="T3" style:family="text">
      <style:text-properties officeooo:rsid="001da9ab"/>
    </style:style>
    <style:style style:name="T4" style:family="text">
      <style:text-properties officeooo:rsid="001e9f4f"/>
    </style:style>
    <style:style style:name="T5" style:family="text">
      <style:text-properties officeooo:rsid="001f1b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differenza identità personale e sociale</text:p>
      <text:p text:style-name="P1">L’identità personale è l’insieme delle idee e delle personalità di noi stessi, mentre quella sociale è l’insieme delle definizioni e delle classificazioni che permettono di inserire un gruppo o un individuo all’interno di una società.</text:p>
      <text:p text:style-name="P1"/>
      <text:p text:style-name="P1">2) conclusioni idenità</text:p>
      <text:p text:style-name="P1">Dopo aver dato e commentato le definizioni di identità sociale e personale, grazie al dibattito in classe abbiamo concluso che <text:span text:style-name="T1">tramite l’identità sociale appariamo alla società nascosti da una maschera. Inoltre abbiamo detto che l’identità sociale collegata ad un gruppo è molto imprecisa e tralascia alcuni aspetti.</text:span></text:p>
      <text:p text:style-name="P1"/>
      <text:p text:style-name="P2">3) studiare i linguaggi naturali e di creare algoritmi…</text:p>
      <text:p text:style-name="P2"/>
      <text:p text:style-name="P2">4) <text:span text:style-name="T2">npl</text:span></text:p>
      <text:p text:style-name="P3">Vediamo l’us<text:span text:style-name="T3">o</text:span> della linguistica computazionale tutti i giorni. Si occupa infatti creare algoritmi utili alla rielaborazione del linguaggio, resi successivamente eseguibili sui computer. Possiamo notarla per esempio nel controllo e nel filtraggio dei <text:span text:style-name="T3">testi e nell’interazione dei computer con gli utenti, ovvero gli esseri umani.</text:span></text:p>
      <text:p text:style-name="P3"/>
      <text:p text:style-name="P4">5) no</text:p>
      <text:p text:style-name="P4"/>
      <text:p text:style-name="P4">6) si</text:p>
      <text:p text:style-name="P4"/>
      <text:p text:style-name="P4">7) Secondo me un po’ tutti i fenomeni discriminatori sopra elencati possono essere adatti a questo tweet. In particolare però possiamo associare il fenomeno della misoginia, perché capiamo che c’è un atteggiamento di repulsione verso una donna.</text:p>
      <text:p text:style-name="P4"/>
      <text:p text:style-name="P4">8) <text:span text:style-name="T4">Secondo me il fenomeno da associare a questo tweet è il razzismo, perché vengono insultati pesantemente i ROM.</text:span></text:p>
      <text:p text:style-name="P4"/>
      <text:p text:style-name="P5">9) <text:s/>Secondo me il fenomeno da associare a questo tweet è l’ageismo, perché viene insultata una persona magari più anziana secondo il creatore di questo tweet.</text:p>
      <text:p text:style-name="P5"/>
      <text:p text:style-name="P5">10) <text:s/>Secondo me il fenomeno da associare a questo tweet è di nuovo il razzismo, perché ritroviamo nuovamente insulti del tipo “negro” e “negri italiani”.</text:p>
      <text:p text:style-name="P5"/>
      <text:p text:style-name="P5">11) Secondo me il fenomeno da associare a questo tweet è l’omofobia, perché si fa riferimento alle “unghie colorate” di una figura maschile.</text:p>
      <text:p text:style-name="P5"/>
      <text:p text:style-name="P5">12) Una linguista computazionale, per ovviare questo problema, può confrontare ad esempio le risposte (0 o 1) con altre risposte esterne a quelle date dagli alunni. In questo modo si ha più confronto per determinare la maggioranza.</text:p>
      <text:p text:style-name="P5"/>
      <text:p text:style-name="P5">13) <text:span text:style-name="T5">Un algoritmo è una sequenza di dati e istruzioni utili alla risoluzione di un problema e quindi al raggiungimento di un risultato.</text:span></text:p>
      <text:p text:style-name="P5"/>
      <text:p text:style-name="P6">14) vettori numerici</text:p>
      <text:p text:style-name="P6"/>
      <text:p text:style-name="P6">15) python</text:p>
      <text:p text:style-name="P6"/>
      <text:p text:style-name="P6">16) il tempo, la nostra giornata, la nostra vita, il corpo umano.</text:p>
      <text:p text:style-name="P6"/>
      <text:p text:style-name="P6"><text:soft-page-break/>17) ciao a tutti ciao a tutti ciao a tutti</text:p>
      <text:p text:style-name="P6"/>
      <text:p text:style-name="P6">18) 0 1 2 3 4</text:p>
      <text:p text:style-name="P6"/>
      <text:p text:style-name="P6">19) Secondo me perché, grazie all’algoritmo e alle parole che contiene, ha trovato parole come “negro” e “negri italiani”. Suppongo che ci sia stato un confronto (con un if) tra le parole del tweet e le parole inserite nelle celle di un vettore.</text:p>
      <text:p text:style-name="P6"/>
      <text:p text:style-name="P7">20) Riempirei un vettore con alcune parole d’odio, in modo che l’algoritmo le possa confrontare con quelle dei tweet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2T16:26:28.806476974</meta:creation-date>
    <dc:date>2022-04-02T17:34:41.083685656</dc:date>
    <meta:editing-duration>PT4M9S</meta:editing-duration>
    <meta:editing-cycles>1</meta:editing-cycles>
    <meta:document-statistic meta:table-count="0" meta:image-count="0" meta:object-count="0" meta:page-count="2" meta:paragraph-count="23" meta:word-count="436" meta:character-count="2698" meta:non-whitespace-character-count="2283"/>
    <meta:generator>LibreOffice/7.1.7.2$Linux_X86_64 LibreOffice_project/10$Build-2</meta:generator>
  </office:meta>
</office:document-meta>
</file>